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1ef" officeooo:paragraph-rsid="0000c1ef"/>
    </style:style>
    <style:style style:name="P2" style:family="paragraph" style:parent-style-name="Standard">
      <style:text-properties fo:font-size="14pt" officeooo:rsid="0000c1ef" officeooo:paragraph-rsid="0000c1ef" style:font-size-asian="14pt" style:font-size-complex="14pt"/>
    </style:style>
    <style:style style:name="P3" style:family="paragraph" style:parent-style-name="Standard">
      <style:text-properties fo:font-size="14pt" fo:font-weight="bold" officeooo:rsid="0003e1b3" officeooo:paragraph-rsid="0003e1b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1b818" officeooo:paragraph-rsid="0000c1ef"/>
    </style:style>
    <style:style style:name="P5" style:family="paragraph" style:parent-style-name="Standard">
      <style:text-properties officeooo:rsid="0001b818" officeooo:paragraph-rsid="0001b818"/>
    </style:style>
    <style:style style:name="P6" style:family="paragraph" style:parent-style-name="Standard" style:list-style-name="L1">
      <style:text-properties officeooo:rsid="0001b818" officeooo:paragraph-rsid="0001b818"/>
    </style:style>
    <style:style style:name="P7" style:family="paragraph" style:parent-style-name="Standard" style:list-style-name="L1">
      <style:text-properties officeooo:rsid="0001b818" officeooo:paragraph-rsid="0002e801"/>
    </style:style>
    <style:style style:name="P8" style:family="paragraph" style:parent-style-name="Standard">
      <style:text-properties officeooo:rsid="0002e801" officeooo:paragraph-rsid="0002e801"/>
    </style:style>
    <style:style style:name="P9" style:family="paragraph" style:parent-style-name="Standard" style:list-style-name="L2">
      <style:text-properties officeooo:rsid="0002e801" officeooo:paragraph-rsid="0002e801"/>
    </style:style>
    <style:style style:name="P10" style:family="paragraph" style:parent-style-name="Standard" style:list-style-name="L3">
      <style:text-properties officeooo:rsid="0002e801" officeooo:paragraph-rsid="0002e801"/>
    </style:style>
    <style:style style:name="P11" style:family="paragraph" style:parent-style-name="Standard" style:list-style-name="L4">
      <style:text-properties officeooo:rsid="0002e801" officeooo:paragraph-rsid="0002e801"/>
    </style:style>
    <style:style style:name="P12" style:family="paragraph" style:parent-style-name="Standard" style:list-style-name="L4">
      <style:text-properties officeooo:rsid="00034c65" officeooo:paragraph-rsid="00034c65"/>
    </style:style>
    <style:style style:name="P13" style:family="paragraph" style:parent-style-name="Standard" style:list-style-name="L2">
      <style:text-properties officeooo:rsid="00034c65" officeooo:paragraph-rsid="00034c65"/>
    </style:style>
    <style:style style:name="P14" style:family="paragraph" style:parent-style-name="Standard">
      <style:text-properties officeooo:rsid="00034c65" officeooo:paragraph-rsid="00034c65"/>
    </style:style>
    <style:style style:name="P15" style:family="paragraph" style:parent-style-name="Standard" style:list-style-name="L5">
      <style:text-properties officeooo:rsid="00034c65" officeooo:paragraph-rsid="00034c65"/>
    </style:style>
    <style:style style:name="P16" style:family="paragraph" style:parent-style-name="Standard" style:list-style-name="L6">
      <style:text-properties officeooo:rsid="00034c65" officeooo:paragraph-rsid="00034c65"/>
    </style:style>
    <style:style style:name="P17" style:family="paragraph" style:parent-style-name="Standard" style:list-style-name="L6">
      <style:text-properties officeooo:rsid="0003e1b3" officeooo:paragraph-rsid="0003e1b3"/>
    </style:style>
    <style:style style:name="P18" style:family="paragraph" style:parent-style-name="Standard">
      <style:text-properties officeooo:rsid="0003e1b3" officeooo:paragraph-rsid="0003e1b3"/>
    </style:style>
    <style:style style:name="P19" style:family="paragraph" style:parent-style-name="Standard">
      <style:text-properties fo:font-size="12pt" fo:font-weight="normal" officeooo:rsid="0003e1b3" officeooo:paragraph-rsid="0003e1b3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text-properties fo:font-size="12pt" fo:font-weight="normal" officeooo:rsid="0003e1b3" officeooo:paragraph-rsid="0003e1b3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485d0" officeooo:paragraph-rsid="000485d0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text-properties fo:font-size="12pt" fo:font-weight="normal" officeooo:rsid="000485d0" officeooo:paragraph-rsid="000485d0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text-properties fo:font-size="12pt" fo:font-weight="normal" officeooo:rsid="0004e0c1" officeooo:paragraph-rsid="0004e0c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4e0c1" officeooo:paragraph-rsid="0004e0c1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64db8" officeooo:paragraph-rsid="00064db8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text-properties fo:font-size="12pt" fo:font-weight="normal" officeooo:rsid="00064db8" officeooo:paragraph-rsid="00064db8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675da" officeooo:paragraph-rsid="000675da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text-properties fo:font-size="12pt" fo:font-weight="normal" officeooo:rsid="0006b86e" officeooo:paragraph-rsid="0006b86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6b86e" officeooo:paragraph-rsid="0006b86e" style:font-size-asian="12pt" style:font-weight-asian="normal" style:font-size-complex="12pt" style:font-weight-complex="normal"/>
    </style:style>
    <style:style style:name="P30" style:family="paragraph" style:parent-style-name="Standard" style:list-style-name="L12">
      <style:text-properties fo:font-size="12pt" fo:font-weight="normal" officeooo:rsid="0006dfd6" officeooo:paragraph-rsid="0006dfd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06dfd6" officeooo:paragraph-rsid="0006dfd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0703b4" officeooo:paragraph-rsid="000703b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34" style:family="paragraph" style:parent-style-name="Standard" style:list-style-name="L13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35" style:family="paragraph" style:parent-style-name="Standard" style:list-style-name="L14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36" style:family="paragraph" style:parent-style-name="Standard" style:list-style-name="L14">
      <style:text-properties fo:font-size="12pt" fo:font-weight="normal" officeooo:rsid="0009b375" officeooo:paragraph-rsid="0009b375" style:font-size-asian="12pt" style:font-weight-asian="normal" style:font-size-complex="12pt" style:font-weight-complex="normal"/>
    </style:style>
    <style:style style:name="P37" style:family="paragraph" style:parent-style-name="Standard" style:list-style-name="L14">
      <style:text-properties fo:font-size="12pt" fo:font-weight="normal" officeooo:rsid="000a9241" officeooo:paragraph-rsid="000a9241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text-properties officeooo:rsid="00064db8" officeooo:paragraph-rsid="00064db8"/>
    </style:style>
    <style:style style:name="P39" style:family="paragraph" style:parent-style-name="Standard">
      <style:text-properties fo:font-size="13pt" fo:font-weight="normal" officeooo:rsid="0002e801" officeooo:paragraph-rsid="0002e801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size="13pt" officeooo:rsid="0002e801" officeooo:paragraph-rsid="0002e801" style:font-size-asian="13pt" style:font-size-complex="13pt"/>
    </style:style>
    <style:style style:name="P41" style:family="paragraph" style:parent-style-name="Standard">
      <style:text-properties fo:font-size="13pt" officeooo:rsid="00034c65" officeooo:paragraph-rsid="00034c65" style:font-size-asian="13pt" style:font-size-complex="13pt"/>
    </style:style>
    <style:style style:name="P42" style:family="paragraph" style:parent-style-name="Standard">
      <style:text-properties fo:font-size="13pt" officeooo:rsid="0000c1ef" officeooo:paragraph-rsid="0000c1ef" style:font-size-asian="13pt" style:font-size-complex="13pt"/>
    </style:style>
    <style:style style:name="P43" style:family="paragraph" style:parent-style-name="Standard">
      <style:text-properties fo:font-size="18pt" fo:font-style="italic" fo:font-weight="bold" officeooo:rsid="0000c1ef" officeooo:paragraph-rsid="0000c1ef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0000ff" fo:background-color="#ffffff" loext:char-shading-value="0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bold" fo:background-color="#ffffff" loext:char-shading-value="0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1b818" style:font-weight-asian="normal" style:font-weight-complex="normal"/>
    </style:style>
    <style:style style:name="T7" style:family="text">
      <style:text-properties fo:color="#000000" fo:background-color="#ffffff" loext:char-shading-value="0"/>
    </style:style>
    <style:style style:name="T8" style:family="text">
      <style:text-properties officeooo:rsid="0001b818"/>
    </style:style>
    <style:style style:name="T9" style:family="text">
      <style:text-properties officeooo:rsid="00034c65"/>
    </style:style>
    <style:style style:name="T10" style:family="text">
      <style:text-properties officeooo:rsid="0004e0c1"/>
    </style:style>
    <style:style style:name="T11" style:family="text">
      <style:text-properties officeooo:rsid="0006b8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Introduction to Programming</text:p>
      <text:p text:style-name="P2">Intro to JavaScript: Drawing and Animation</text:p>
      <text:p text:style-name="P1"/>
      <text:p text:style-name="P42">2 min <text:span text:style-name="T8">(Intro to Programming Video)</text:span></text:p>
      <text:p text:style-name="P1"/>
      <text:p text:style-name="P1">We'll be using <text:span text:style-name="T2">JavaScript </text:span><text:span text:style-name="T6">as our programming language</text:span><text:span text:style-name="T5">,</text:span><text:span text:style-name="T4"> </text:span>specifically the <text:span text:style-name="T3">ProcessingJS</text:span><text:span text:style-name="T1"> </text:span><text:span text:style-name="T7">library</text:span><text:span text:style-name="T4">.</text:span></text:p>
      <text:p text:style-name="P1"><text:span text:style-name="T8">A JS library is a c</text:span>ollection of functions.</text:p>
      <text:p text:style-name="P4"/>
      <text:list xml:id="list50171393968316366" text:style-name="L1">
        <text:list-item>
          <text:p text:style-name="P6">40 talk-throughs</text:p>
        </text:list-item>
        <text:list-item>
          <text:p text:style-name="P6">35 challenges</text:p>
        </text:list-item>
        <text:list-item>
          <text:p text:style-name="P7">9 projects</text:p>
        </text:list-item>
        <text:list-item>
          <text:p text:style-name="P38">Quizzes</text:p>
        </text:list-item>
        <text:list-item>
          <text:p text:style-name="P7">Spin-offs</text:p>
        </text:list-item>
      </text:list>
      <text:p text:style-name="P5"/>
      <text:p text:style-name="P39">6 min (Making drawings with code)</text:p>
      <text:list xml:id="list7158428437066719736" text:style-name="L2">
        <text:list-item>
          <text:p text:style-name="P9">Parameters </text:p>
        </text:list-item>
        <text:list-item>
          <text:p text:style-name="P9">Canvas</text:p>
        </text:list-item>
        <text:list-item>
          <text:p text:style-name="P13">ellipse(x, y, w, h);</text:p>
        </text:list-item>
        <text:list-item>
          <text:p text:style-name="P9">Oh Noes Guy</text:p>
        </text:list-item>
      </text:list>
      <text:p text:style-name="P8"/>
      <text:p text:style-name="P40">Challenge: Simple Snowman <text:span text:style-name="T9">(5 min)</text:span></text:p>
      <text:list xml:id="list2222727528940457421" text:style-name="L3">
        <text:list-item>
          <text:p text:style-name="P10">Use ellipse(x, y, w, h); to make a circle for the bottom of the snowman.</text:p>
        </text:list-item>
        <text:list-item>
          <text:p text:style-name="P10">Use ellipse(); to make a circle for the middle of the snowman.</text:p>
        </text:list-item>
        <text:list-item>
          <text:p text:style-name="P10">Use ellipse(); to make a circle for the top of the snowman.</text:p>
        </text:list-item>
      </text:list>
      <text:p text:style-name="P5"/>
      <text:p text:style-name="P40">6 min (Drawing more spaces with code)</text:p>
      <text:list xml:id="list3352705215040989210" text:style-name="L4">
        <text:list-item>
          <text:p text:style-name="P11">Convert face to robot</text:p>
        </text:list-item>
        <text:list-item>
          <text:p text:style-name="P12">rect(x, y, w, h);</text:p>
        </text:list-item>
        <text:list-item>
          <text:p text:style-name="P12">line(x1, y1, x2, y2);</text:p>
        </text:list-item>
        <text:list-item>
          <text:p text:style-name="P12">Comments</text:p>
        </text:list-item>
      </text:list>
      <text:p text:style-name="P8"/>
      <text:p text:style-name="P41">Challenge: <text:s/>Waving Snowman (5 min)</text:p>
      <text:list xml:id="list7437477643036153629" text:style-name="L5">
        <text:list-item>
          <text:p text:style-name="P15">Use rect(x, y, w, h); to draw the ground.</text:p>
        </text:list-item>
        <text:list-item>
          <text:p text:style-name="P15">Use line(x1, y1, x2, y2); to draw lines on more sides of his body.</text:p>
        </text:list-item>
      </text:list>
      <text:p text:style-name="P14"/>
      <text:p text:style-name="P41">5 min (Coloring with code)</text:p>
      <text:list xml:id="list4355123392408637287" text:style-name="L6">
        <text:list-item>
          <text:p text:style-name="P16">background(red, green, blue);<text:tab/>// changes the background color.</text:p>
        </text:list-item>
        <text:list-item>
          <text:p text:style-name="P16">fill(R, G, B);<text:tab/><text:tab/><text:tab/><text:tab/>// changes the color of the following shape.</text:p>
        </text:list-item>
        <text:list-item>
          <text:p text:style-name="P16">stroke(R, G, B);<text:tab/><text:tab/><text:tab/>// changes the color of the outline.</text:p>
        </text:list-item>
        <text:list-item>
          <text:p text:style-name="P17">strokeWeight(20);<text:tab/><text:tab/><text:tab/>// changes the width of the outline.</text:p>
        </text:list-item>
        <text:list-item>
          <text:p text:style-name="P17">NoStroke();<text:tab/><text:tab/><text:tab/><text:tab/>// Removes outlines.</text:p>
        </text:list-item>
      </text:list>
      <text:p text:style-name="P18"/>
      <text:p text:style-name="P3">First 30 min</text:p>
      <text:p text:style-name="P19"/>
      <text:p text:style-name="P19"/>
      <text:p text:style-name="P19"/>
      <text:p text:style-name="P19"><text:soft-page-break/></text:p>
      <text:p text:style-name="P19"/>
      <text:p text:style-name="P19">Challenge: Melting Snowman (5 min)</text:p>
      <text:list xml:id="list6831859189960772033" text:style-name="L7">
        <text:list-item>
          <text:p text:style-name="P20">Use background(R, G, B); to change the background color.</text:p>
        </text:list-item>
        <text:list-item>
          <text:p text:style-name="P20">Use fill(R, G, B); to change the color of the ground.</text:p>
        </text:list-item>
        <text:list-item>
          <text:p text:style-name="P20">Use fill(); to change the color of the sun.</text:p>
        </text:list-item>
        <text:list-item>
          <text:p text:style-name="P20">Use fill(); to change the color of the snowman.</text:p>
        </text:list-item>
      </text:list>
      <text:p text:style-name="P19"/>
      <text:p text:style-name="P21">6 min (The Power of the Docs)</text:p>
      <text:list xml:id="list2529925340787132763" text:style-name="L8">
        <text:list-item>
          <text:p text:style-name="P22">Documentation</text:p>
        </text:list-item>
        <text:list-item>
          <text:p text:style-name="P22">Example Section</text:p>
        </text:list-item>
      </text:list>
      <text:p text:style-name="P21"/>
      <text:p text:style-name="P21">Project: What's for Dinner? <text:span text:style-name="T10">(10 ~ 15 min)</text:span></text:p>
      <text:list xml:id="list9071283257701330586" text:style-name="L9">
        <text:list-item>
          <text:p text:style-name="P23">Use at least 3 shapes rect(x, y, w, h); ellipse(x, y, w, h); and triangle(x1, y1, x2, y2, x3, y3); to draw food on the plate.</text:p>
        </text:list-item>
        <text:list-item>
          <text:p text:style-name="P23">Use at least 3 fill(R, G, B); and stroke(R, G, B); commands to color your food.</text:p>
        </text:list-item>
      </text:list>
      <text:p text:style-name="P24"/>
      <text:p text:style-name="P25">4 min (Intro to Variables)</text:p>
      <text:list xml:id="list3664288471322308806" text:style-name="L10">
        <text:list-item>
          <text:p text:style-name="P26">Variables</text:p>
        </text:list-item>
        <text:list-item>
          <text:p text:style-name="P26">Assignment Variables</text:p>
        </text:list-item>
      </text:list>
      <text:p text:style-name="P27"/>
      <text:p text:style-name="P27">Quiz: Variables (5 min)</text:p>
      <text:p text:style-name="P27"/>
      <text:p text:style-name="P27">Challenge: Bucktooth Bunny <text:span text:style-name="T11">(5 min)</text:span></text:p>
      <text:list xml:id="list6080413854615027206" text:style-name="L11">
        <text:list-item>
          <text:p text:style-name="P28">Create a variable for Bucky's eye size, exp: var eyeSize = 10;</text:p>
        </text:list-item>
        <text:list-item>
          <text:p text:style-name="P28">Create a variable for Bucky's teeth size, exp var teethLength = 10;</text:p>
        </text:list-item>
      </text:list>
      <text:p text:style-name="P24"/>
      <text:p text:style-name="P29">4 min (More on Variables)</text:p>
      <text:list xml:id="list1118078146102493194" text:style-name="L12">
        <text:list-item>
          <text:p text:style-name="P30">Using variables to affect all parts of a structure.</text:p>
        </text:list-item>
      </text:list>
      <text:p text:style-name="P31"/>
      <text:p text:style-name="P33">Challenge: Funky Frog (5 min)</text:p>
      <text:list xml:id="list2582081921302635080" text:style-name="L13">
        <text:list-item>
          <text:p text:style-name="P34">Draw a mouth using fill(R, G, B); ellipse(x, y, w, h); and <text:s/>the x and y variables.</text:p>
        </text:list-item>
        <text:list-item>
          <text:p text:style-name="P34">Draw a pupil using rect(x, y, w, h); for each eye.</text:p>
        </text:list-item>
      </text:list>
      <text:p text:style-name="P33"/>
      <text:p text:style-name="P33">Review: Variables (5 min)</text:p>
      <text:list xml:id="list6352505727568440433" text:style-name="L14">
        <text:list-item>
          <text:p text:style-name="P35">Declare a variable, exp: <text:tab/><text:tab/>var xPos;</text:p>
        </text:list-item>
        <text:list-item>
          <text:p text:style-name="P35">Assign a variable a value, exp:<text:tab/>xPos = 10;</text:p>
        </text:list-item>
        <text:list-item>
          <text:p text:style-name="P36">Declare and assign, exp: <text:tab/><text:tab/>var xPos = 10;</text:p>
        </text:list-item>
        <text:list-item>
          <text:p text:style-name="P36">Re-assign, exp:<text:tab/><text:tab/><text:tab/>xPos = 20;</text:p>
        </text:list-item>
        <text:list-item>
          <text:p text:style-name="P37">Variables can only begin with letters or the symbols “$” and “_”.</text:p>
        </text:list-item>
        <text:list-item>
          <text:p text:style-name="P37">Variables are “case sensitive”.</text:p>
        </text:list-item>
        <text:list-item>
          <text:p text:style-name="P37">Variables should be clear, exp: <text:tab/>instead of “ts”, use “toothSize”</text:p>
        </text:list-item>
        <text:list-item>
          <text:p text:style-name="P37">Variables should use “camel case”. <text:tab/>“toothSize” instead of “toothsize” or “tooth_size”</text:p>
        </text:list-item>
      </text:list>
      <text:p text:style-name="P31"/>
      <text:p text:style-name="P31"/>
      <text:p text:style-name="P31"/>
      <text:p text:style-name="P31"/>
      <text:p text:style-name="P31"/>
      <text:p text:style-name="P32"><text:soft-page-break/>References:</text:p>
      <text:p text:style-name="P32"><text:a xlink:type="simple" xlink:href="https://chrome.google.com/webstore/category/apps">https://chrome.google.com/webstore/category/apps</text:a></text:p>
      <text:p text:style-name="P33">http://processingjs.org/</text:p>
      <text:p text:style-name="P31"/>
      <text:p text:style-name="P31"/>
      <text:p text:style-name="P31"/>
      <text:p text:style-name="P31"/>
      <text:p text:style-name="P29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20:51.894878987</meta:creation-date>
    <dc:date>2016-01-03T17:40:00.037962266</dc:date>
    <meta:editing-duration>PT3H31M5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69" meta:word-count="508" meta:character-count="2729" meta:non-whitespace-character-count="2315"/>
  </office:meta>
</office:document-meta>
</file>